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306cm"/>
    </style:style>
    <style:style style:name="co2" style:family="table-column">
      <style:table-column-properties fo:break-before="auto" style:column-width="2.314cm"/>
    </style:style>
    <style:style style:name="co3" style:family="table-column">
      <style:table-column-properties fo:break-before="auto" style:column-width="2.369cm"/>
    </style:style>
    <style:style style:name="co4" style:family="table-column">
      <style:table-column-properties fo:break-before="auto" style:column-width="1.633cm"/>
    </style:style>
    <style:style style:name="co5" style:family="table-column">
      <style:table-column-properties fo:break-before="auto" style:column-width="2.66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2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0pt" style:font-size-asian="10pt" style:font-size-complex="10pt"/>
    </style:style>
    <style:style style:name="ce2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size="6pt" style:font-size-asian="6pt" style:font-size-complex="6pt"/>
    </style:style>
    <style:style style:name="ce13" style:family="table-cell" style:parent-style-name="Default">
      <style:table-cell-properties fo:background-color="#d4ea6b" style:text-align-source="fix" style:repeat-content="false" fo:border="0.74pt solid #000000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style:font-size-asian="6pt" style:font-size-complex="6pt"/>
    </style:style>
    <style:style style:name="ce15" style:family="table-cell" style:parent-style-name="Default">
      <style:text-properties style:text-underline-style="none"/>
    </style:style>
    <style:style style:name="ce16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5" table:default-cell-style-name="ce12"/>
        <table:table-column table:style-name="co6" table:default-cell-style-name="ce14"/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TAREA</text:p>
          </table:table-cell>
          <table:table-cell table:number-columns-repeated="4"/>
          <table:table-cell table:style-name="Default" table:number-columns-repeated="2"/>
          <table:table-cell/>
          <table:table-cell table:style-name="ce16" office:value-type="string" calcext:value-type="string">
            <text:p>PTS</text:p>
          </table:table-cell>
        </table:table-row>
        <table:table-row table:style-name="ro1">
          <table:table-cell table:style-name="ce2" office:value-type="string" calcext:value-type="string">
            <text:p>Nombre</text:p>
          </table:table-cell>
          <table:table-cell table:style-name="ce5" office:value-type="string" calcext:value-type="string">
            <text:p>Pregunta A</text:p>
          </table:table-cell>
          <table:table-cell table:style-name="ce5" office:value-type="string" calcext:value-type="string">
            <text:p>Pregunta B</text:p>
          </table:table-cell>
          <table:table-cell table:style-name="ce5" office:value-type="string" calcext:value-type="string">
            <text:p>Pregunta C</text:p>
          </table:table-cell>
          <table:table-cell table:style-name="ce11" office:value-type="string" calcext:value-type="string">
            <text:p>Total</text:p>
          </table:table-cell>
          <table:table-cell table:style-name="ce5" office:value-type="string" calcext:value-type="string">
            <text:p>Comentario</text:p>
          </table:table-cell>
          <table:table-cell table:style-name="ce13" office:value-type="string" calcext:value-type="string">
            <text:p>Pregunta A</text:p>
          </table:table-cell>
          <table:table-cell table:style-name="ce3" office:value-type="string" calcext:value-type="string">
            <text:p>Código del profesor</text:p>
          </table:table-cell>
          <table:table-cell table:style-name="ce17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LEJANDRO GARCIA RUCAVADO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3:.D3])" office:value-type="float" office:value="11" calcext:value-type="float">
            <text:p>11</text:p>
          </table:table-cell>
          <table:table-cell/>
          <table:table-cell table:style-name="ce13" office:value-type="string" calcext:value-type="string">
            <text:p>Pregunta B</text:p>
          </table:table-cell>
          <table:table-cell table:style-name="ce3" office:value-type="string" calcext:value-type="string">
            <text:p>Intereses</text:p>
          </table:table-cell>
          <table:table-cell table:style-name="ce17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NIBAL ISIDRO PORTUGEZ QUIRO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4:.D4])" office:value-type="float" office:value="11" calcext:value-type="float">
            <text:p>11</text:p>
          </table:table-cell>
          <table:table-cell/>
          <table:table-cell table:style-name="ce13" office:value-type="string" calcext:value-type="string">
            <text:p>Pregunta C</text:p>
          </table:table-cell>
          <table:table-cell table:style-name="ce3" office:value-type="string" calcext:value-type="string">
            <text:p>Cálculo circunferencia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TONY RODRIGUEZ ZUÑIG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5:.D5])" office:value-type="float" office:value="11" calcext:value-type="float">
            <text:p>11</text:p>
          </table:table-cell>
          <table:table-cell/>
          <table:table-cell table:style-name="ce21"/>
          <table:table-cell table:number-columns-repeated="2"/>
        </table:table-row>
        <table:table-row table:style-name="ro1">
          <table:table-cell office:value-type="string" calcext:value-type="string">
            <text:p>BRAINER HERRERA GONZALEZ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6:.D6])" office:value-type="float" office:value="11" calcext:value-type="float">
            <text:p>11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LOS ANDRE QUIROZ POLANCO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,5</text:p>
          </table:table-cell>
          <table:table-cell office:value-type="float" office:value="0" calcext:value-type="float">
            <text:p>0</text:p>
          </table:table-cell>
          <table:table-cell table:formula="of:=SUM([.B7:.D7])" office:value-type="float" office:value="9.5" calcext:value-type="float">
            <text:p>9,5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RISTOPHER DANIEL SOTO GONZALEZ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8:.D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LAN GIOVANNY LEANDRO VALVERD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9:.D9])" office:value-type="float" office:value="11" calcext:value-type="float">
            <text:p>11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KSON MURILLO RIO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0:.D10])" office:value-type="float" office:value="2" calcext:value-type="float">
            <text:p>2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BIAN ALBERTO VARGAS CHACO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11:.D11])" office:value-type="float" office:value="11" calcext:value-type="float">
            <text:p>11</text:p>
          </table:table-cell>
          <table:table-cell/>
          <table:table-cell office:value-type="string" calcext:value-type="string">
            <text:p>.</text:p>
          </table:table-cell>
          <table:table-cell table:style-name="ce15"/>
          <table:table-cell/>
        </table:table-row>
        <table:table-row table:style-name="ro1">
          <table:table-cell office:value-type="string" calcext:value-type="string">
            <text:p>FRANCINI MARGARITA BRENES CHACO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12:.D12])" office:value-type="float" office:value="11" calcext:value-type="float">
            <text:p>11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SSELLE VANESSA HERNANDEZ RICHMON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13:.D13])" office:value-type="float" office:value="11" calcext:value-type="float">
            <text:p>11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FET STIR SABALLOS MARCHEN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4:.D14])" office:value-type="float" office:value="4" calcext:value-type="float">
            <text:p>4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RGE ANTONIO ZUÑIGA TORRE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15:.D15])" office:value-type="float" office:value="11" calcext:value-type="float">
            <text:p>11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SE DANIEL VARGAS RODRIGUEZ</text:p>
          </table:table-cell>
          <table:table-cell office:value-type="float" office:value="3.8" calcext:value-type="float">
            <text:p>3,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16:.D16])" office:value-type="float" office:value="10.8" calcext:value-type="float">
            <text:p>10,8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SE RICARDO FONSECA LI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17:.D17])" office:value-type="float" office:value="11" calcext:value-type="float">
            <text:p>11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AN CARLOS VALENZUELA QUESAD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18:.D18])" office:value-type="float" office:value="11" calcext:value-type="float">
            <text:p>11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AN IGNACIO CHAVES WONG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19:.D19])" office:value-type="float" office:value="11" calcext:value-type="float">
            <text:p>11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IAN FRANCISCO LOBO ZELEDO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20:.D20])" office:value-type="float" office:value="11" calcext:value-type="float">
            <text:p>11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 GEOVANNY GUERRERO ARGUEDA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21:.D21])" office:value-type="float" office:value="11" calcext:value-type="float">
            <text:p>11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LA FRANSUA HIDALGO QUIRO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22:.D22])" office:value-type="float" office:value="11" calcext:value-type="float">
            <text:p>11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IS FERNANDO RODRIGUEZ ARIAS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,5</text:p>
          </table:table-cell>
          <table:table-cell office:value-type="float" office:value="1" calcext:value-type="float">
            <text:p>1</text:p>
          </table:table-cell>
          <table:table-cell table:formula="of:=SUM([.B23:.D23])" office:value-type="float" office:value="10.5" calcext:value-type="float">
            <text:p>10,5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IS GUILLERMO QUESADA VALVERD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24:.D24])" office:value-type="float" office:value="11" calcext:value-type="float">
            <text:p>11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VIN FELIPE UMAÑA REVUELT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25:.D2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SIEL SABRINA ELIZONDO MOR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26:.D26])" office:value-type="float" office:value="11" calcext:value-type="float">
            <text:p>11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MAURICIO DE JESUS CHAVES ARGUEDA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27:.D27])" office:value-type="float" office:value="11" calcext:value-type="float">
            <text:p>11</text:p>
          </table:table-cell>
          <table:table-cell table:style-name="ce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MONTSERRAT HERNANDEZ HERNANDEZ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28:.D28])" office:value-type="float" office:value="11" calcext:value-type="float">
            <text:p>11</text:p>
          </table:table-cell>
          <table:table-cell table:style-name="ce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ODALIZ NAZARETH BRAVO MENDEZ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B29:.D29])" office:value-type="float" office:value="10" calcext:value-type="float">
            <text:p>10</text:p>
          </table:table-cell>
          <table:table-cell table:style-name="ce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PABLO DAVID CORDERO BERMUDEZ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30:.D30])" office:value-type="float" office:value="11" calcext:value-type="float">
            <text:p>11</text:p>
          </table:table-cell>
          <table:table-cell table:style-name="ce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RONULFO FABRICIO LEON GAMBO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31:.D31])" office:value-type="float" office:value="11" calcext:value-type="float">
            <text:p>11</text:p>
          </table:table-cell>
          <table:table-cell table:style-name="ce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ROXINY ANDREA GUEVARA QUESAD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32:.D32])" office:value-type="float" office:value="0" calcext:value-type="float">
            <text:p>0</text:p>
          </table:table-cell>
          <table:table-cell table:style-name="ce4"/>
          <table:table-cell table:number-columns-repeated="3"/>
        </table:table-row>
        <table:table-row table:style-name="ro1">
          <table:table-cell table:style-name="ce4" office:value-type="string" calcext:value-type="string">
            <text:p>SERGIO DENIS CHAVARRIA ZUÑIG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33:.D33])" office:value-type="float" office:value="11" calcext:value-type="float">
            <text:p>11</text:p>
          </table:table-cell>
          <table:table-cell table:style-name="ce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XOTCHIL DANIELA ROJAS FERNANDEZ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34:.D34])" office:value-type="float" office:value="11" calcext:value-type="float">
            <text:p>11</text:p>
          </table:table-cell>
          <table:table-cell table:style-name="ce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YASMIN DAYANE ORTEGA AGUILAR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,2</text:p>
          </table:table-cell>
          <table:table-cell table:formula="of:=SUM([.B35:.D35])" office:value-type="float" office:value="10.2" calcext:value-type="float">
            <text:p>10,2</text:p>
          </table:table-cell>
          <table:table-cell table:style-name="ce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YENDRI MARIA ROJAS ZAMOR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,5</text:p>
          </table:table-cell>
          <table:table-cell table:formula="of:=SUM([.B36:.D36])" office:value-type="float" office:value="10.5" calcext:value-type="float">
            <text:p>10,5</text:p>
          </table:table-cell>
          <table:table-cell table:style-name="ce4"/>
          <table:table-cell office:value-type="string" calcext:value-type="string">
            <text:p>.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3">00/00/0000</text:date>, <text:time style:data-style-name="N2" text:time-value="16:08:22.83528992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15:42:36.525135967</meta:creation-date>
    <dc:date>2020-08-23T18:58:01.122539697</dc:date>
    <meta:editing-duration>PT2H8M21S</meta:editing-duration>
    <meta:editing-cycles>3</meta:editing-cycles>
    <meta:generator>LibreOffice/6.4.4.2$Linux_X86_64 LibreOffice_project/40$Build-2</meta:generator>
    <meta:document-statistic meta:table-count="1" meta:cell-count="215" meta:object-count="0"/>
  </office:meta>
</office:document-meta>
</file>